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pHttpMessageConverter4Case2Test.isInjec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Case2Test.test5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pHttpMessageConverter4Case2Test.test3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2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pHttpMessageConverter4Case2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2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2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HttpMessageConverter4Case2Test.test1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.fastJsonp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Case2Test.test2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JsonpHttpMessageConverter4Case2Test.test4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pHttpMessageConverter4Case2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pHttpMessageConverter4Case2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